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780B182190550564DA2.jpg" manifest:media-type="image/jpeg"/>
  <manifest:file-entry manifest:full-path="Pictures/100000000000043800000780A2C9DD44DB881F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0.413cm"/>
    </style:style>
    <style:style style:name="pr5" style:family="presentation" style:parent-style-name="默认-title">
      <style:graphic-properties draw:auto-grow-height="true" fo:min-height="2.6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top="0.2cm" fo:margin-bottom="0cm"/>
    </style:style>
    <style:style style:name="P7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微信开发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课程简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介绍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微信公众平台提供了公众号以及小程序用于业务运营，并且可以对接开发者服务器，依靠微信的巨大用户资源，降低开发和运营的成本。</text:p>
              </text:list-item>
              <text:list-item>
                <text:p>本课程主要学习如何进行微信公众号的开发和小程序开发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介绍</text:p>
          </draw:text-box>
        </draw:frame>
        <draw:frame presentation:style-name="pr4" draw:text-style-name="P6" draw:layer="layout" svg:width="25.199cm" svg:height="10.663cm" svg:x="1.4cm" svg:y="3.685cm" presentation:class="outline">
          <draw:text-box>
            <text:list text:style-name="L2">
              <text:list-item>
                <text:p text:style-name="P6">课程整体可分为两大部分：</text:p>
                <text:list>
                  <text:list-item>
                    <text:p text:style-name="P6">小程序开发</text:p>
                    <text:list>
                      <text:list-item>
                        <text:p text:style-name="P6">小程序基础开发</text:p>
                      </text:list-item>
                      <text:list-item>
                        <text:p text:style-name="P6">小程序和服务器通信</text:p>
                      </text:list-item>
                    </text:list>
                  </text:list-item>
                  <text:list-item>
                    <text:p text:style-name="P6">公众号开发</text:p>
                    <text:list>
                      <text:list-item>
                        <text:p text:style-name="P6">微信公众号接口调用</text:p>
                      </text:list-item>
                      <text:list-item>
                        <text:p text:style-name="P6">微信-微信服务器-开发者服务器 消息通信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draw:style-name="gr2" draw:text-style-name="P7" draw:layer="layout" svg:width="8.633cm" svg:height="15.349cm" svg:x="3.2cm" svg:y="0.151cm">
          <draw:image xlink:href="Pictures/100000000000043800000780A2C9DD44DB881F6C.jpg" xlink:type="simple" xlink:show="embed" xlink:actuate="onLoad">
            <text:p/>
          </draw:image>
        </draw:frame>
        <draw:frame draw:style-name="gr2" draw:text-style-name="P7" draw:layer="layout" svg:width="8.751cm" svg:height="15.559cm" svg:x="14.226cm" svg:y="0.141cm">
          <draw:image xlink:href="Pictures/100000000000043800000780B182190550564D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目标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了解公众号和小程序的功能以及如何使用。</text:p>
              </text:list-item>
              <text:list-item>
                <text:p>知道如何搭建开发环境进行开发工作。</text:p>
              </text:list-item>
              <text:list-item>
                <text:p>熟悉公众号以及小程序和开发者服务器的通信方式，并且可以设计完整的功能。</text:p>
              </text:list-item>
              <text:list-item>
                <text:p>了解云服务器环境，域名和服务器的备案流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课程形式</text:p>
          </draw:text-box>
        </draw:frame>
        <draw:frame presentation:style-name="pr4" draw:layer="layout" svg:width="25.199cm" svg:height="10.663cm" svg:x="1.4cm" svg:y="3.685cm" presentation:class="outline">
          <draw:text-box>
            <text:list text:style-name="L2">
              <text:list-item>
                <text:p>注重实践的课程，并在需要时讲述原理。通过逐步引导提高自主学习、自主设计的能力。</text:p>
              </text:list-item>
              <text:list-item>
                <text:p>过程化教学，课程中间会有相关任务要完成，基于课程特点，只需要发布成果，通过公众号二维码和小程序码就可以查看效果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 text:style-name="P4">课程特点</text:p>
          </draw:text-box>
        </draw:frame>
        <draw:frame presentation:style-name="pr4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课程内容本身是依靠微信的巨大生态系统，需要按照微信平台的设计，参考开发者文档进行开发，实战代码部分会比较多。</text:p>
              </text:list-item>
              <text:list-item>
                <text:p>微信平台综合运用了各种技术，所以需要理解并使用的技术比较多，对综合能力要求比较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9-02T13:30:59.255716511</dc:date>
    <meta:editing-duration>PT18H54M56S</meta:editing-duration>
    <meta:editing-cycles>103</meta:editing-cycles>
    <meta:generator>LibreOffice/6.0.7.3$Linux_X86_64 LibreOffice_project/00m0$Build-3</meta:generator>
    <meta:document-statistic meta:object-count="49"/>
  </office:meta>
</office:document-meta>
</file>